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4000000040FB44263EF7B2FF2E.png" manifest:media-type="image/png"/>
  <manifest:file-entry manifest:full-path="Pictures/10000000000004B000000002BA6EADE39D63CC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</office:font-face-decls>
  <office:automatic-styles>
    <style:style style:name="P1" style:family="paragraph" style:parent-style-name="Standard">
      <style:text-properties fo:color="#004586" loext:opacity="100%" style:font-name="Liberation Sans" fo:font-weight="bold" officeooo:paragraph-rsid="0017c57b"/>
    </style:style>
    <style:style style:name="P2" style:family="paragraph" style:parent-style-name="Standard">
      <style:text-properties officeooo:paragraph-rsid="0016dba6"/>
    </style:style>
    <style:style style:name="P3" style:family="paragraph" style:parent-style-name="Standard">
      <style:text-properties officeooo:rsid="0014ef6d" officeooo:paragraph-rsid="0014ef6d"/>
    </style:style>
    <style:style style:name="P4" style:family="paragraph" style:parent-style-name="Standard">
      <style:text-properties officeooo:rsid="002088e6" officeooo:paragraph-rsid="002088e6"/>
    </style:style>
    <style:style style:name="T1" style:family="text">
      <style:text-properties officeooo:rsid="0017c5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{{ image|image(rounded=True) }}" text:anchor-type="char" svg:x="0.0646in" svg:y="0.161in" svg:width="1.5484in" svg:height="1.5484in" draw:z-index="0"><draw:image xlink:href="Pictures/100000010000004000000040FB44263EF7B2FF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</office:font-face-decls>
  <office:styles>
    <draw:fill-image draw:name="divider" xlink:href="Pictures/10000000000004B000000002BA6EADE39D63CCA7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Cantarell" style:font-size-asian="12pt" style:language-asian="zh" style:country-asian="CN" style:font-name-complex="FreeSerif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divider" style:repeat="stretch" draw:fill-image-ref-point-x="0%" draw:fill-image-ref-point-y="0%" draw:fill-image-ref-point="center" style:footnote-max-height="0in" loext:margin-gutter="0in">
        <style:background-image xlink:href="Pictures/10000000000004B000000002BA6EADE39D63CCA7.png" xlink:type="simple" xlink:actuate="onLoad" style:repeat="stretch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divider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21-07-08T13:24:05.343976591</meta:creation-date>
    <meta:editing-cycles>17</meta:editing-cycles>
    <meta:editing-duration>PT2H17M36S</meta:editing-duration>
    <dc:title>CV</dc:title>
    <dc:date>2021-11-02T12:15:30.870037821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21-07-08T13:24:04.444187301"/>
  </office:meta>
</office:document-meta>
</file>